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29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7942160" text:id="ct3079421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07934984" text:id="ct3079349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07944136" text:id="ct3079441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07935920" text:id="ct3079359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2443453054229982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5"/>
      <text:p text:style-name="P2"><text:change text:change-id="ct30794216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4"><text:change text:change-id="ct30793498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30794413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9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0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29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29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8"/>
            <text:p text:style-name="P28"/>
            <text:p text:style-name="P28">also – thou / cushite / pierced</text:p>
            <text:p text:style-name="P28"/>
            <text:p text:style-name="P28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2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7"><text:span text:style-name="T16"/></text:p>
            <text:p text:style-name="P27"><text:span text:style-name="T16">all / a performance + their</text:span>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37">@@@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/>
          </table:table-cell>
          <table:table-cell table:style-name="表13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9"/>
      <text:p text:style-name="P9"/>
      <text:p text:style-name="P21"/>
      <text:p text:style-name="P5">------------------------------------------------------------ TEMPLATE<text:change text:change-id="ct307935920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6800949978715355231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<text:soft-page-break/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4T09:24:01.23</dc:date>
    <dc:creator>iwabuchi ken</dc:creator>
    <meta:editing-duration>P4DT4H16M15S</meta:editing-duration>
    <meta:editing-cycles>226</meta:editing-cycles>
    <meta:generator>OpenOffice/4.1.3$Win32 OpenOffice.org_project/413m1$Build-9783</meta:generator>
    <meta:document-statistic meta:table-count="18" meta:image-count="0" meta:object-count="0" meta:page-count="17" meta:paragraph-count="415" meta:word-count="1798" meta:character-count="9920"/>
  </office:meta>
</office:document-meta>
</file>